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07cm" table:align="left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2.75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258cm" table:align="left"/>
    </style:style>
    <style:style style:name="Table2.A" style:family="table-column">
      <style:table-column-properties style:column-width="3.119cm"/>
    </style:style>
    <style:style style:name="Table2.B" style:family="table-column">
      <style:table-column-properties style:column-width="3.1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>
      <style:text-properties officeooo:rsid="0015a58a"/>
    </style:style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cellent.<text:line-break/>Now we define the <text:span text:style-name="Strong_20_Emphasis">Middleware Enforcement Rules — Full Engineering Spec</text:span>.</text:p>
      <text:p text:style-name="Text_20_body">This middleware layer is your <text:span text:style-name="Strong_20_Emphasis">first line of backend defense</text:span>.<text:line-break/>Firestore Rules are last-line safety.<text:line-break/>Middleware prevents bad requests from even reaching DB logic.</text:p>
      <text:p text:style-name="Text_20_body">This applies to:</text:p>
      <text:list text:style-name="L14">
        <text:list-item>
          <text:p text:style-name="P17">Cloud Functions (Node.js)</text:p>
        </text:list-item>
        <text:list-item>
          <text:p text:style-name="P17">Express middleware</text:p>
        </text:list-item>
        <text:list-item>
          <text:p text:style-name="P17">API gateway logic</text:p>
        </text:list-item>
      </text:list>
      <text:p text:style-name="Text_20_body">We will define:</text:p>
      <text:list text:style-name="L15">
        <text:list-item>
          <text:p text:style-name="P18">Middleware architecture stack</text:p>
        </text:list-item>
        <text:list-item>
          <text:p text:style-name="P18">Execution order</text:p>
        </text:list-item>
        <text:list-item>
          <text:p text:style-name="P18">Role Guard</text:p>
        </text:list-item>
        <text:list-item>
          <text:p text:style-name="P18">Tenant Guard</text:p>
        </text:list-item>
        <text:list-item>
          <text:p text:style-name="P18">License Guard</text:p>
        </text:list-item>
        <text:list-item>
          <text:p text:style-name="P18">Layer Guard</text:p>
        </text:list-item>
        <text:list-item>
          <text:p text:style-name="P18">Mode Restriction Guard</text:p>
        </text:list-item>
        <text:list-item>
          <text:p text:style-name="P18">Vendor-Only Guard</text:p>
        </text:list-item>
        <text:list-item>
          <text:p text:style-name="P18">Suspension Guard</text:p>
        </text:list-item>
        <text:list-item>
          <text:p text:style-name="P18">Immutable Guard Hook</text:p>
        </text:list-item>
        <text:list-item>
          <text:p text:style-name="P18">Example enforcement flow</text:p>
        </text:list-item>
        <text:list-item>
          <text:p text:style-name="P18">Failure response standard</text:p>
        </text:list-item>
      </text:list>
      <text:p text:style-name="Horizontal_20_Line"/>
      <text:h text:style-name="Heading_20_1" text:outline-level="1">🧱 1️⃣ MIDDLEWARE STACK ARCHITECTURE</text:h>
      <text:p text:style-name="Text_20_body">Every API request must pass through:</text:p>
      <text:p text:style-name="P1"><text:span text:style-name="Source_20_Text">Auth → Tenant → Role → License → Layer → Mode → Business Logic</text:span></text:p>
      <text:p text:style-name="Text_20_body">In strict order.</text:p>
      <text:p text:style-name="Text_20_body">If any fails → stop execution.</text:p>
      <text:p text:style-name="Horizontal_20_Line"/>
      <text:h text:style-name="Heading_20_1" text:outline-level="1"><text:soft-page-break/>🔐 2️⃣ AUTH MIDDLEWARE (Base)</text:h>
      <text:p text:style-name="Text_20_body">Purpose:</text:p>
      <text:list text:style-name="L16">
        <text:list-item>
          <text:p text:style-name="P19">Validate Firebase ID token</text:p>
        </text:list-item>
        <text:list-item>
          <text:p text:style-name="P19">Decode custom claims</text:p>
        </text:list-item>
      </text:list>
      <text:p text:style-name="Text_20_body">Expected token fields:</text:p>
      <text:p text:style-name="Preformatted_20_Text"><text:span text:style-name="Source_20_Text">{</text:span></text:p>
      <text:p text:style-name="Preformatted_20_Text"><text:span text:style-name="Source_20_Text"><text:s text:c="2"/>uid,</text:span></text:p>
      <text:p text:style-name="Preformatted_20_Text"><text:span text:style-name="Source_20_Text"><text:s text:c="2"/>role,</text:span></text:p>
      <text:p text:style-name="Preformatted_20_Text"><text:span text:style-name="Source_20_Text"><text:s text:c="2"/>instituteId,</text:span></text:p>
      <text:p text:style-name="Preformatted_20_Text"><text:span text:style-name="Source_20_Text"><text:s text:c="2"/>licenseLayer,</text:span></text:p>
      <text:p text:style-name="Preformatted_20_Text"><text:span text:style-name="Source_20_Text"><text:s text:c="2"/>isVendor,</text:span></text:p>
      <text:p text:style-name="Preformatted_20_Text"><text:span text:style-name="Source_20_Text"><text:s text:c="2"/>isSuspended</text:span></text:p>
      <text:p text:style-name="P1"><text:span text:style-name="Source_20_Text">}</text:span></text:p>
      <text:p text:style-name="Text_20_body">If missing or invalid → <text:span text:style-name="Source_20_Text">UNAUTHORIZED</text:span>.</text:p>
      <text:p text:style-name="Horizontal_20_Line"/>
      <text:h text:style-name="Heading_20_1" text:outline-level="1">🏢 3️⃣ TENANT GUARD</text:h>
      <text:p text:style-name="Text_20_body">Purpose:<text:line-break/>Prevent cross-institute access.</text:p>
      <text:p text:style-name="Text_20_body">Rule:</text:p>
      <text:p text:style-name="P1"><text:span text:style-name="Source_20_Text">if request.instituteId != token.instituteId → reject</text:span></text:p>
      <text:p text:style-name="Text_20_body">Important:</text:p>
      <text:list text:style-name="L17">
        <text:list-item>
          <text:p text:style-name="P20">Never trust instituteId from body</text:p>
        </text:list-item>
        <text:list-item>
          <text:p text:style-name="P20">Extract instituteId from token</text:p>
        </text:list-item>
        <text:list-item>
          <text:p text:style-name="P20">All DB paths derived from token</text:p>
        </text:list-item>
      </text:list>
      <text:p text:style-name="Text_20_body">Vendor exception:</text:p>
      <text:list text:style-name="L18">
        <text:list-item>
          <text:p text:style-name="P21">Vendor has no instituteId</text:p>
        </text:list-item>
        <text:list-item>
          <text:p text:style-name="P21">Tenant guard skipped for vendor endpoints</text:p>
        </text:list-item>
      </text:list>
      <text:p text:style-name="Text_20_body">Failure:<text:line-break/><text:span text:style-name="Source_20_Text">TENANT_MISMATCH</text:span></text:p>
      <text:p text:style-name="Horizontal_20_Line"/>
      <text:h text:style-name="Heading_20_1" text:outline-level="1">👥 4️⃣ ROLE GUARD</text:h>
      <text:p text:style-name="Text_20_body">Purpose:<text:line-break/>Ensure endpoint allowed for role.</text:p>
      <text:p text:style-name="Text_20_body">Each endpoint must define:</text:p>
      <text:p text:style-name="P1"><text:soft-page-break/><text:span text:style-name="Source_20_Text">allowedRoles = ["admin", "teacher"]</text:span></text:p>
      <text:p text:style-name="Text_20_body">Middleware:</text:p>
      <text:p text:style-name="P1"><text:span text:style-name="Source_20_Text">if token.role not in allowedRoles → FORBIDDEN</text:span></text:p>
      <text:p text:style-name="Text_20_body">Example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dpoint</text:p>
            </table:table-cell>
            <table:table-cell table:style-name="Table1.A1" office:value-type="string">
              <text:p text:style-name="Table_20_Heading">Allowed</text:p>
            </table:table-cell>
          </table:table-row>
        </table:table-header-rows>
        <table:table-row>
          <table:table-cell table:style-name="Table1.A1" office:value-type="string">
            <text:p text:style-name="Table_20_Contents">Create Test</text:p>
          </table:table-cell>
          <table:table-cell table:style-name="Table1.A1" office:value-type="string">
            <text:p text:style-name="Table_20_Contents">admin, teacher</text:p>
          </table:table-cell>
        </table:table-row>
        <table:table-row>
          <table:table-cell table:style-name="Table1.A1" office:value-type="string">
            <text:p text:style-name="Table_20_Contents">Archive Year</text:p>
          </table:table-cell>
          <table:table-cell table:style-name="Table1.A1" office:value-type="string">
            <text:p text:style-name="Table_20_Contents">admin</text:p>
          </table:table-cell>
        </table:table-row>
        <table:table-row>
          <table:table-cell table:style-name="Table1.A1" office:value-type="string">
            <text:p text:style-name="Table_20_Contents">Start Session</text:p>
          </table:table-cell>
          <table:table-cell table:style-name="Table1.A1" office:value-type="string">
            <text:p text:style-name="Table_20_Contents">student</text:p>
          </table:table-cell>
        </table:table-row>
        <table:table-row>
          <table:table-cell table:style-name="Table1.A1" office:value-type="string">
            <text:p text:style-name="Table_20_Contents">Push Calibration</text:p>
          </table:table-cell>
          <table:table-cell table:style-name="Table1.A1" office:value-type="string">
            <text:p text:style-name="Table_20_Contents">vendor</text:p>
          </table:table-cell>
        </table:table-row>
      </table:table>
      <text:p text:style-name="Horizontal_20_Line"/>
      <text:h text:style-name="Heading_20_1" text:outline-level="1">📜 5️⃣ LICENSE GUARD</text:h>
      <text:p text:style-name="Text_20_body">Purpose:<text:line-break/>Enforce commercial restrictions.</text:p>
      <text:p text:style-name="Text_20_body">Each endpoint defines minimum required layer:</text:p>
      <text:p text:style-name="P1"><text:span text:style-name="Source_20_Text">requiredLayer = "L2"</text:span></text:p>
      <text:p text:style-name="Text_20_body">Layer hierarchy:</text:p>
      <text:p text:style-name="Text_20_body">L0 &lt; L1 &lt; L2 &lt; L3</text:p>
      <text:p text:style-name="Text_20_body">Middleware logic:</text:p>
      <text:p text:style-name="P1"><text:span text:style-name="Source_20_Text">if token.licenseLayer &lt; requiredLayer → LICENSE_RESTRICTED</text:span></text:p>
      <text:p text:style-name="Text_20_body">Exampl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Required Layer</text:p>
            </table:table-cell>
          </table:table-row>
        </table:table-header-rows>
        <table:table-row>
          <table:table-cell table:style-name="Table2.A1" office:value-type="string">
            <text:p text:style-name="Table_20_Contents">Insights</text:p>
          </table:table-cell>
          <table:table-cell table:style-name="Table2.A1" office:value-type="string">
            <text:p text:style-name="Table_20_Contents">L1</text:p>
          </table:table-cell>
        </table:table-row>
        <table:table-row>
          <table:table-cell table:style-name="Table2.A1" office:value-type="string">
            <text:p text:style-name="Table_20_Contents">Controlled Mode</text:p>
          </table:table-cell>
          <table:table-cell table:style-name="Table2.A1" office:value-type="string">
            <text:p text:style-name="Table_20_Contents">L2</text:p>
          </table:table-cell>
        </table:table-row>
        <table:table-row>
          <table:table-cell table:style-name="Table2.A1" office:value-type="string">
            <text:p text:style-name="Table_20_Contents">Governance</text:p>
          </table:table-cell>
          <table:table-cell table:style-name="Table2.A1" office:value-type="string">
            <text:p text:style-name="Table_20_Contents">L3</text:p>
          </table:table-cell>
        </table:table-row>
      </table:table>
      <text:p text:style-name="Horizontal_20_Line"/>
      <text:h text:style-name="Heading_20_1" text:outline-level="1">🧭 6️⃣ LAYER GUARD (Feature Depth)</text:h>
      <text:p text:style-name="Text_20_body">Purpose:<text:line-break/>Block deep analytics access inside allowed endpoint.</text:p>
      <text:p text:style-name="Text_20_body">Example:</text:p>
      <text:p text:style-name="Text_20_body">Endpoint:<text:line-break/><text:span text:style-name="Source_20_Text">GET /admin/analytics/template/{testId}</text:span></text:p>
      <text:p text:style-name="Text_20_body">If:</text:p>
      <text:list text:style-name="L19">
        <text:list-item>
          <text:p text:style-name="P22">License L1 → basic template stats only</text:p>
        </text:list-item>
        <text:list-item>
          <text:p text:style-name="P22"><text:soft-page-break/>License L2 → advanced metrics</text:p>
        </text:list-item>
      </text:list>
      <text:p text:style-name="Text_20_body">Middleware attaches:</text:p>
      <text:p text:style-name="P1"><text:span text:style-name="Source_20_Text">request.context.maxDepth = token.licenseLayer</text:span></text:p>
      <text:p text:style-name="Text_20_body">Controller must respect this depth.</text:p>
      <text:p text:style-name="Text_20_body">This prevents:</text:p>
      <text:list text:style-name="L20">
        <text:list-item>
          <text:p text:style-name="P23">Overexposing L2 features to L1</text:p>
        </text:list-item>
      </text:list>
      <text:p text:style-name="Horizontal_20_Line"/>
      <text:h text:style-name="Heading_20_1" text:outline-level="1">⚙ 7️⃣ MODE RESTRICTION GUARD</text:h>
      <text:p text:style-name="Text_20_body">Critical for Assignment creation.</text:p>
      <text:p text:style-name="Text_20_body">When creating assignment:</text:p>
      <text:p text:style-name="Preformatted_20_Text"><text:span text:style-name="Source_20_Text">{</text:span></text:p>
      <text:p text:style-name="Preformatted_20_Text"><text:span text:style-name="Source_20_Text"><text:s text:c="2"/>"mode": "Controlled"</text:span></text:p>
      <text:p text:style-name="P1"><text:span text:style-name="Source_20_Text">}</text:span></text:p>
      <text:p text:style-name="Text_20_body">Middleware must check:</text:p>
      <text:p text:style-name="P1"><text:span text:style-name="Source_20_Text">if mode == "Controlled" AND licenseLayer &lt; L2 → reject</text:span></text:p>
      <text:p text:style-name="Text_20_body">If mode == "Hard" AND licenseLayer &lt; L2 → reject</text:p>
      <text:p text:style-name="Text_20_body">Operational always allowed.</text:p>
      <text:p text:style-name="Text_20_body">Diagnostic requires L1.</text:p>
      <text:p text:style-name="Horizontal_20_Line"/>
      <text:h text:style-name="Heading_20_1" text:outline-level="1">🏛 8️⃣ VENDOR-ONLY GUARD</text:h>
      <text:p text:style-name="Text_20_body">Vendor endpoints:</text:p>
      <text:p text:style-name="P1"><text:span text:style-name="Source_20_Text">/vendor/*</text:span></text:p>
      <text:p text:style-name="Text_20_body">Guard:</text:p>
      <text:p text:style-name="P1"><text:span text:style-name="Source_20_Text">if token.role != "vendor" → FORBIDDEN</text:span></text:p>
      <text:p text:style-name="Text_20_body">Additionally:</text:p>
      <text:list text:style-name="L21">
        <text:list-item>
          <text:p text:style-name="P24">Vendor must not access raw session collections</text:p>
        </text:list-item>
        <text:list-item>
          <text:p text:style-name="P24">Vendor can access only aggregated endpoints</text:p>
        </text:list-item>
      </text:list>
      <text:p text:style-name="Text_20_body">Vendor guard must be strict.</text:p>
      <text:p text:style-name="Horizontal_20_Line"/>
      <text:h text:style-name="Heading_20_1" text:outline-level="1"><text:soft-page-break/>🚫 9️⃣ SUSPENSION GUARD</text:h>
      <text:p text:style-name="Text_20_body">Before any logic:</text:p>
      <text:p text:style-name="P1"><text:span text:style-name="Source_20_Text">if token.isSuspended == true → FORBIDDEN</text:span></text:p>
      <text:p text:style-name="Text_20_body">Applied to:</text:p>
      <text:list text:style-name="L22">
        <text:list-item>
          <text:p text:style-name="P25">Student</text:p>
        </text:list-item>
        <text:list-item>
          <text:p text:style-name="P25">Teacher</text:p>
        </text:list-item>
        <text:list-item>
          <text:p text:style-name="P25">Admin</text:p>
        </text:list-item>
      </text:list>
      <text:p text:style-name="Text_20_body">Vendor suspension possible too.</text:p>
      <text:p text:style-name="Horizontal_20_Line"/>
      <text:h text:style-name="Heading_20_1" text:outline-level="1">🧱 🔟 IMMUTABLE GUARD HOOK</text:h>
      <text:p text:style-name="Text_20_body">For update endpoints:</text:p>
      <text:p text:style-name="Text_20_body">If updating:</text:p>
      <text:list text:style-name="L23">
        <text:list-item>
          <text:p text:style-name="P26">Session (status == submitted)</text:p>
        </text:list-item>
        <text:list-item>
          <text:p text:style-name="P26">Template (status == assigned)</text:p>
        </text:list-item>
        <text:list-item>
          <text:p text:style-name="P26">Academic Year (status == archived)</text:p>
        </text:list-item>
      </text:list>
      <text:p text:style-name="Text_20_body">Middleware must block.</text:p>
      <text:p text:style-name="Text_20_body">Example:</text:p>
      <text:p text:style-name="P1"><text:span text:style-name="Source_20_Text">if resource.status == "completed" → reject update</text:span></text:p>
      <text:p text:style-name="Text_20_body">This is not just Firestore rule — enforce before DB write.</text:p>
      <text:p text:style-name="Horizontal_20_Line"/>
      <text:h text:style-name="Heading_20_1" text:outline-level="1">🔁 1️⃣1️⃣ FULL ENFORCEMENT FLOW EXAMPLE</text:h>
      <text:p text:style-name="Text_20_body">Example:<text:line-break/>POST /admin/runs</text:p>
      <text:p text:style-name="Text_20_body">Execution:</text:p>
      <text:list text:style-name="L24">
        <text:list-item>
          <text:p text:style-name="P27">Auth middleware</text:p>
        </text:list-item>
        <text:list-item>
          <text:p text:style-name="P27">Suspension guard</text:p>
        </text:list-item>
        <text:list-item>
          <text:p text:style-name="P27">Tenant guard</text:p>
        </text:list-item>
        <text:list-item>
          <text:p text:style-name="P27">Role guard (admin/teacher)</text:p>
        </text:list-item>
        <text:list-item>
          <text:p text:style-name="P27"><text:soft-page-break/>License guard (mode allowed)</text:p>
        </text:list-item>
        <text:list-item>
          <text:p text:style-name="P27">Mode restriction guard</text:p>
        </text:list-item>
        <text:list-item>
          <text:p text:style-name="P27">Validate request body schema</text:p>
        </text:list-item>
        <text:list-item>
          <text:p text:style-name="P27">Proceed to DB write</text:p>
        </text:list-item>
      </text:list>
      <text:p text:style-name="Text_20_body">If any fails → return error.</text:p>
      <text:p text:style-name="Horizontal_20_Line"/>
      <text:h text:style-name="Heading_20_1" text:outline-level="1">❗ 1️⃣2️⃣ FAILURE RESPONSE FORMAT</text:h>
      <text:p text:style-name="Text_20_body">Always return:</text:p>
      <text:p text:style-name="Preformatted_20_Text"><text:span text:style-name="Source_20_Text">{</text:span></text:p>
      <text:p text:style-name="Preformatted_20_Text"><text:span text:style-name="Source_20_Text"><text:s text:c="2"/>"success": false,</text:span></text:p>
      <text:p text:style-name="Preformatted_20_Text"><text:span text:style-name="Source_20_Text"><text:s text:c="2"/>"error": {</text:span></text:p>
      <text:p text:style-name="Preformatted_20_Text"><text:span text:style-name="Source_20_Text"><text:s text:c="4"/>"code": "FORBIDDEN",</text:span></text:p>
      <text:p text:style-name="Preformatted_20_Text"><text:span text:style-name="Source_20_Text"><text:s text:c="4"/>"message": "Insufficient role privileges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meta": {</text:span></text:p>
      <text:p text:style-name="Preformatted_20_Text"><text:span text:style-name="Source_20_Text"><text:s text:c="4"/>"timestamp": "...",</text:span></text:p>
      <text:p text:style-name="Preformatted_20_Text"><text:span text:style-name="Source_20_Text"><text:s text:c="4"/>"requestId": "...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Never expose internal logic.</text:p>
      <text:p text:style-name="Horizontal_20_Line"/>
      <text:h text:style-name="Heading_20_1" text:outline-level="1">🧠 1️⃣3️⃣ CONTEXT ATTACHMENT STRATEGY</text:h>
      <text:p text:style-name="Text_20_body">After middleware passes, attach:</text:p>
      <text:p text:style-name="Preformatted_20_Text"><text:span text:style-name="Source_20_Text">request.context = {</text:span></text:p>
      <text:p text:style-name="Preformatted_20_Text"><text:span text:style-name="Source_20_Text"><text:s text:c="2"/>uid,</text:span></text:p>
      <text:p text:style-name="Preformatted_20_Text"><text:span text:style-name="Source_20_Text"><text:s text:c="2"/>role,</text:span></text:p>
      <text:p text:style-name="Preformatted_20_Text"><text:span text:style-name="Source_20_Text"><text:s text:c="2"/>instituteId,</text:span></text:p>
      <text:p text:style-name="Preformatted_20_Text"><text:span text:style-name="Source_20_Text"><text:s text:c="2"/>licenseLayer,</text:span></text:p>
      <text:p text:style-name="Preformatted_20_Text"><text:span text:style-name="Source_20_Text"><text:s text:c="2"/>isVendor</text:span></text:p>
      <text:p text:style-name="P1"><text:span text:style-name="Source_20_Text">}</text:span></text:p>
      <text:p text:style-name="Text_20_body">Controllers use this.</text:p>
      <text:p text:style-name="Text_20_body">Never read token again inside business logic.</text:p>
      <text:p text:style-name="Horizontal_20_Line"/>
      <text:h text:style-name="Heading_20_1" text:outline-level="1">🛡 1️⃣4️⃣ SECURITY PRINCIPLES</text:h>
      <text:list text:style-name="L25">
        <text:list-item>
          <text:p text:style-name="P28">Never rely on frontend</text:p>
        </text:list-item>
        <text:list-item>
          <text:p text:style-name="P28">Never rely on Firestore rules alone</text:p>
        </text:list-item>
        <text:list-item>
          <text:p text:style-name="P28"><text:soft-page-break/>Always enforce in middleware</text:p>
        </text:list-item>
        <text:list-item>
          <text:p text:style-name="P28">Always validate enums</text:p>
        </text:list-item>
        <text:list-item>
          <text:p text:style-name="P28">Always validate object shape</text:p>
        </text:list-item>
        <text:list-item>
          <text:p text:style-name="P28">Always block cross-tenant writes</text:p>
        </text:list-item>
      </text:list>
      <text:p text:style-name="Horizontal_20_Line"/>
      <text:h text:style-name="Heading_20_1" text:outline-level="1">🎯 FINAL MIDDLEWARE ENFORCEMENT SUMMARY</text:h>
      <text:p text:style-name="Text_20_body">You now have:</text:p>
      <text:p text:style-name="Text_20_body">✔ Role guard<text:line-break/>✔ Tenant guard<text:line-break/>✔ License guard<text:line-break/>✔ Layer guard<text:line-break/>✔ Mode restriction guard<text:line-break/>✔ Vendor-only guard<text:line-break/>✔ Suspension guard<text:line-break/>✔ Immutable guard<text:line-break/>✔ Context attachment<text:line-break/>✔ Standard error handling</text:p>
      <text:p text:style-name="Text_20_body">This forms the enforcement spine of your API layer.</text:p>
      <text:p text:style-name="Horizontal_20_Line"/>
      <text:p text:style-name="Text_20_body">Next core backend piece:</text:p>
      <text:p text:style-name="Text_20_body">🔁 <text:span text:style-name="Strong_20_Emphasis">Cloud Function Trigger Flow (Submission Engine + Analytics Engine + Pattern Engine + Governance Snapshot Engine)</text:span></text:p>
      <text:p text:style-name="Text_20_body">This will define how your system “thinks.”</text:p>
      <text:p text:style-name="Text_20_body">Proceed?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21:59:46.699452615</dc:date>
    <meta:editing-duration>PT14M31S</meta:editing-duration>
    <meta:editing-cycles>6</meta:editing-cycles>
    <meta:generator>LibreOffice/24.2.7.2$Linux_X86_64 LibreOffice_project/420$Build-2</meta:generator>
    <meta:document-statistic meta:table-count="2" meta:image-count="0" meta:object-count="0" meta:page-count="7" meta:paragraph-count="186" meta:word-count="719" meta:character-count="4565" meta:non-whitespace-character-count="4027"/>
  </office:meta>
</office:document-meta>
</file>